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9" office:value-type="float" office:value="3" calcext:value-type="float">
            <text:p>3</text:p>
          </table:table-cell>
          <table:table-cell table:number-columns-repeated="2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3" calcext:value="=1" calcext:base-cell-address="'die1-summary'.B2"/>
            <calcext:condition calcext:apply-style-name="Range4" calcext:value="=2" calcext:base-cell-address="'die1-summary'.B2"/>
            <calcext:condition calcext:apply-style-name="Range6" calcext:value="=3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16:53.035920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1:17:28.945225363</dc:date>
    <meta:editing-duration>PT1H3M26S</meta:editing-duration>
    <meta:editing-cycles>10</meta:editing-cycles>
    <meta:document-statistic meta:table-count="1" meta:cell-count="1512" meta:object-count="0"/>
  </office:meta>
</office:document-meta>
</file>